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text-properties style:font-name="Carlito" officeooo:rsid="001126c4" officeooo:paragraph-rsid="001126c4"/>
    </style:style>
    <style:style style:name="P2" style:family="paragraph" style:parent-style-name="Text_20_body">
      <style:text-properties style:font-name="Carlito" officeooo:rsid="001126c4" officeooo:paragraph-rsid="001126c4"/>
    </style:style>
    <style:style style:name="P3" style:family="paragraph" style:parent-style-name="Text_20_body">
      <style:text-properties style:font-name="Carlito" officeooo:rsid="00124b2a" officeooo:paragraph-rsid="00124b2a"/>
    </style:style>
    <style:style style:name="P4" style:family="paragraph" style:parent-style-name="Text_20_body" style:list-style-name="L1">
      <style:text-properties style:font-name="Carlito" officeooo:rsid="00124b2a" officeooo:paragraph-rsid="00124b2a"/>
    </style:style>
    <style:style style:name="P5" style:family="paragraph" style:parent-style-name="Text_20_body" style:list-style-name="L1">
      <style:text-properties style:font-name="Carlito" officeooo:rsid="0014fa57" officeooo:paragraph-rsid="0014fa57"/>
    </style:style>
    <style:style style:name="P6" style:family="paragraph" style:parent-style-name="Text_20_body" style:list-style-name="L1">
      <style:text-properties style:font-name="Carlito" officeooo:rsid="0014fa57" officeooo:paragraph-rsid="00153b15"/>
    </style:style>
    <style:style style:name="P7" style:family="paragraph" style:parent-style-name="Text_20_body" style:list-style-name="L1">
      <style:text-properties style:font-name="Carlito" officeooo:rsid="0019d45b" officeooo:paragraph-rsid="0019d45b"/>
    </style:style>
    <style:style style:name="P8" style:family="paragraph" style:parent-style-name="Text_20_body">
      <style:text-properties style:font-name="Carlito" officeooo:rsid="0019d45b" officeooo:paragraph-rsid="0019d45b"/>
    </style:style>
    <style:style style:name="P9" style:family="paragraph" style:parent-style-name="Text_20_body">
      <style:text-properties officeooo:rsid="001d4fe6" officeooo:paragraph-rsid="001d4fe6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rsid="001d4fe6" officeooo:paragraph-rsid="001d4fe6"/>
    </style:style>
    <style:style style:name="P11" style:family="paragraph" style:parent-style-name="Heading_20_1">
      <style:text-properties style:font-name="Carlito"/>
    </style:style>
    <style:style style:name="P12" style:family="paragraph" style:parent-style-name="Heading_20_1">
      <style:text-properties style:font-name="Carlito" officeooo:rsid="001ba48a" officeooo:paragraph-rsid="001ba48a"/>
    </style:style>
    <style:style style:name="T1" style:family="text">
      <style:text-properties officeooo:rsid="00153b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cf79" style:font-weight-asian="bold" style:font-weight-complex="bold"/>
    </style:style>
    <style:style style:name="T4" style:family="text">
      <style:text-properties fo:font-weight="bold" officeooo:rsid="00153b15" style:font-weight-asian="bold" style:font-weight-complex="bold"/>
    </style:style>
    <style:style style:name="T5" style:family="text">
      <style:text-properties style:font-name="Carlito"/>
    </style:style>
    <style:style style:name="T6" style:family="text">
      <style:text-properties style:font-name="Carlito" officeooo:rsid="001ba48a"/>
    </style:style>
    <style:style style:name="T7" style:family="text">
      <style:text-properties style:font-name="Carlito" officeooo:rsid="001d8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R001: USB communication initialized by touch-switch</text:p>
      <text:p text:style-name="P2"/>
      <text:h text:style-name="P11" text:outline-level="1">Control messages</text:h>
      <text:p text:style-name="P3">Control messages that are being sent by USB host to AVR device are:</text:p>
      <text:list xml:id="list5080692276037843173" text:style-name="L1">
        <text:list-item>
          <text:p text:style-name="P4"><text:span text:style-name="T3">REQ_GET_HEADER</text:span>, requesting devices's header that is going to be specific for each AVR device indivitually (i.e. AVR001 device will have hex header of 0x01, etc.).</text:p>
        </text:list-item>
        <text:list-item>
          <text:p text:style-name="P5"><text:span text:style-name="T2">REQ_</text:span><text:span text:style-name="T4">GET_DATA1</text:span><text:span text:style-name="T1">, a state of the touch-switch</text:span></text:p>
        </text:list-item>
        <text:list-item>
          <text:p text:style-name="P6"><text:span text:style-name="T2">REQ_</text:span><text:span text:style-name="T4">GET_DATA2</text:span><text:span text:style-name="T1">, a clock interval; default value should be 5 secs.</text:span></text:p>
        </text:list-item>
        <text:list-item>
          <text:p text:style-name="P7"><text:span text:style-name="T2">REQ_GET_DATA3</text:span>, threshold value; any request from host with request value being greater from REQ_GET_DATA3 is going to be threaded as offset value that will 1-1 map to “memory counter” value, an index of sent data. </text:p>
        </text:list-item>
      </text:list>
      <text:p text:style-name="P8"/>
      <text:h text:style-name="P12" text:outline-level="1">AVRDUDE guidelines</text:h>
      <text:p text:style-name="P9"><text:span text:style-name="T6">D</text:span><text:span text:style-name="T5">efault fuse values for Attiny85 are:</text:span></text:p>
      <text:p text:style-name="P10"><text:span text:style-name="T5">LFUSE = 0x62</text:span></text:p>
      <text:p text:style-name="P10"><text:span text:style-name="T5">HFUSE = 0xDF</text:span></text:p>
      <text:p text:style-name="P10"><text:span text:style-name="T5">EFUSE = 0xFF</text:span></text:p>
      <text:p text:style-name="P9"><text:span text:style-name="T6">F</text:span><text:span text:style-name="T5">or external xtal clock, based upon </text:span><text:a xlink:type="simple" xlink:href="http://www.engbedded.com/fusecalc/"><text:span text:style-name="T5">http://www.engbedded.com/fusecalc/</text:span></text:a><text:span text:style-name="T5">, </text:span><text:span text:style-name="T7">LFUSE should be set to 0x6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23:55:37.527526369</meta:creation-date>
    <dc:date>2014-03-11T01:03:54.192006072</dc:date>
    <meta:editing-duration>PT2H12M42S</meta:editing-duration>
    <meta:editing-cycles>12</meta:editing-cycles>
    <meta:generator>LibreOffice/4.1.5.3$Linux_x86 LibreOffice_project/410$Build-3</meta:generator>
    <meta:document-statistic meta:table-count="0" meta:image-count="0" meta:object-count="0" meta:page-count="1" meta:paragraph-count="13" meta:word-count="131" meta:character-count="813" meta:non-whitespace-character-count="698"/>
  </office:meta>
</office:document-meta>
</file>